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d719" officeooo:paragraph-rsid="000ed719"/>
    </style:style>
    <style:style style:name="P2" style:family="paragraph" style:parent-style-name="Title">
      <style:text-properties officeooo:rsid="000ed719" officeooo:paragraph-rsid="000ed719"/>
    </style:style>
    <style:style style:name="P3" style:family="paragraph" style:parent-style-name="Heading_20_3">
      <style:text-properties officeooo:rsid="000ed719" officeooo:paragraph-rsid="000ed719"/>
    </style:style>
    <style:style style:name="T1" style:family="text">
      <style:text-properties officeooo:rsid="00103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</text:p>
      <text:h text:style-name="P3" text:outline-level="3"/>
      <text:h text:style-name="P3" text:outline-level="3">Sprint 1 : 11/03/19 – 22/03/19</text:h>
      <text:p text:style-name="P1">Objectif :</text:p>
      <text:p text:style-name="P1">- Nathan: pouvoir s’identifier.</text:p>
      <text:p text:style-name="P1">- Clément : création début classe bilan avec plusieurs champs.</text:p>
      <text:p text:style-name="P1">- Karl : schéma <text:span text:style-name="T1">relationnel</text:span> de la bdd <text:span text:style-name="T1">+ bdd opérationnelle</text:span>.</text:p>
      <text:p text:style-name="P1">- Thomas : création d’au moins une application J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19:05.675000000</meta:creation-date>
    <dc:date>2019-03-12T16:25:04.943000000</dc:date>
    <meta:editing-duration>PT6M8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7" meta:word-count="42" meta:character-count="249" meta:non-whitespace-character-count="212"/>
  </office:meta>
</office:document-meta>
</file>